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695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2.579cm"/>
    </style:style>
    <style:style style:name="co9" style:family="table-column">
      <style:table-column-properties fo:break-before="auto" style:column-width="1.037cm"/>
    </style:style>
    <style:style style:name="co10" style:family="table-column">
      <style:table-column-properties fo:break-before="auto" style:column-width="2.073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6.556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478070">
            <text:p>478070</text:p>
          </table:table-cell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F4]*[.C4]/8" office:value-type="float" office:value="478070">
            <text:p>47807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408421">
            <text:p>408421</text:p>
          </table:table-cell>
          <table:table-cell office:value-type="float" office:value="5120">
            <text:p>512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F5]*[.C5]/8" office:value-type="float" office:value="612631.5">
            <text:p>61263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186483">
            <text:p>186483</text:p>
          </table:table-cell>
          <table:table-cell office:value-type="float" office:value="40960">
            <text:p>40960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F6]*[.C6]/8" office:value-type="float" office:value="372966">
            <text:p>372966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<text:s/>6</text:p>
          </table:table-cell>
          <table:table-cell office:value-type="float" office:value="13106">
            <text:p>13106</text:p>
          </table:table-cell>
          <table:table-cell office:value-type="float" office:value="17187">
            <text:p>17187</text:p>
          </table:table-cell>
          <table:table-cell office:value-type="float" office:value="65530">
            <text:p>65530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[.F7]*[.C7]/8" office:value-type="float" office:value="42967.5">
            <text:p>42968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<text:s/>7</text:p>
          </table:table-cell>
          <table:table-cell office:value-type="float" office:value="4866">
            <text:p>4866</text:p>
          </table:table-cell>
          <table:table-cell office:value-type="float" office:value="6602">
            <text:p>6602</text:p>
          </table:table-cell>
          <table:table-cell office:value-type="float" office:value="24330">
            <text:p>24330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F8]*[.C8]/8" office:value-type="float" office:value="15679.75">
            <text:p>15680</text:p>
          </table:table-cell>
        </table:table-row>
        <table:table-row table:style-name="ro1">
          <table:table-cell table:number-columns-repeated="4"/>
          <table:table-cell table:formula="of:=SUM([.E4:.E8])" office:value-type="float" office:value="27316">
            <text:p>27316</text:p>
          </table:table-cell>
          <table:table-cell table:formula="of:=SUM([.F4:.F8])" office:value-type="float" office:value="1096763">
            <text:p>1096763</text:p>
          </table:table-cell>
          <table:table-cell table:formula="of:=SUM([.G4:.G8])" office:value-type="float" office:value="136580">
            <text:p>136580</text:p>
          </table:table-cell>
          <table:table-cell table:number-columns-repeated="2"/>
          <table:table-cell table:formula="of:=SUM([.J4:.J8])" office:value-type="float" office:value="1522314.75">
            <text:p>152231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s/>2</text:p>
          </table:table-cell>
          <table:table-cell office:value-type="float" office:value="32">
            <text:p>32</text:p>
          </table:table-cell>
          <table:table-cell office:value-type="float" office:value="274106">
            <text:p>27410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F12]*[.C12]/8" office:value-type="float" office:value="239842.75">
            <text:p>23984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349634">
            <text:p>349634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F13]*[.C13]/8" office:value-type="float" office:value="437042.5">
            <text:p>437043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366841">
            <text:p>366841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table:formula="of:=[.F14]*[.C14]/8" office:value-type="float" office:value="596116.625">
            <text:p>596117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<text:s/>6</text:p>
          </table:table-cell>
          <table:table-cell office:value-type="float" office:value="16384">
            <text:p>16384</text:p>
          </table:table-cell>
          <table:table-cell office:value-type="float" office:value="97586">
            <text:p>97586</text:p>
          </table:table-cell>
          <table:table-cell office:value-type="float" office:value="81920">
            <text:p>81920</text:p>
          </table:table-cell>
          <table:table-cell office:value-type="float" office:value="3">
            <text:p>3</text:p>
          </table:table-cell>
          <table:table-cell office:value-type="float" office:value="16384">
            <text:p>16384</text:p>
          </table:table-cell>
          <table:table-cell table:formula="of:=[.F15]*[.C15]/8" office:value-type="float" office:value="207370.25">
            <text:p>20737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<text:s/>7</text:p>
          </table:table-cell>
          <table:table-cell table:number-columns-repeated="2" office:value-type="float" office:value="8596">
            <text:p>8596</text:p>
          </table:table-cell>
          <table:table-cell office:value-type="float" office:value="42980">
            <text:p>4298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 table:formula="of:=[.F16]*[.C16]/8" office:value-type="float" office:value="20415.5">
            <text:p>20416</text:p>
          </table:table-cell>
        </table:table-row>
        <table:table-row table:style-name="ro1">
          <table:table-cell table:number-columns-repeated="4"/>
          <table:table-cell table:formula="of:=SUM([.E12:.E16])" office:value-type="float" office:value="27316">
            <text:p>27316</text:p>
          </table:table-cell>
          <table:table-cell table:formula="of:=SUM([.F12:.F16])" office:value-type="float" office:value="1096763">
            <text:p>1096763</text:p>
          </table:table-cell>
          <table:table-cell table:formula="of:=SUM([.G12:.G16])" office:value-type="float" office:value="136580">
            <text:p>136580</text:p>
          </table:table-cell>
          <table:table-cell/>
          <table:table-cell table:formula="of:=SUM([.I12:.I16])" office:value-type="float" office:value="149792">
            <text:p>149792</text:p>
          </table:table-cell>
          <table:table-cell table:formula="of:=SUM([.J12:.J16])" office:value-type="float" office:value="1500787.625">
            <text:p>15007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s/>2</text:p>
          </table:table-cell>
          <table:table-cell office:value-type="float" office:value="32">
            <text:p>32</text:p>
          </table:table-cell>
          <table:table-cell office:value-type="float" office:value="274106">
            <text:p>27410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F20]*[.C20]/8" office:value-type="float" office:value="239842.75">
            <text:p>23984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349634">
            <text:p>349634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F21]*[.C21]/8" office:value-type="float" office:value="437042.5">
            <text:p>437043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366841">
            <text:p>366841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table:formula="of:=[.F22]*[.C22]/8" office:value-type="float" office:value="596116.625">
            <text:p>596117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<text:s/>6</text:p>
          </table:table-cell>
          <table:table-cell office:value-type="float" office:value="3276">
            <text:p>3276</text:p>
          </table:table-cell>
          <table:table-cell office:value-type="float" office:value="61759">
            <text:p>61759</text:p>
          </table:table-cell>
          <table:table-cell office:value-type="float" office:value="16380">
            <text:p>16380</text:p>
          </table:table-cell>
          <table:table-cell office:value-type="float" office:value="3">
            <text:p>3</text:p>
          </table:table-cell>
          <table:table-cell office:value-type="float" office:value="16384">
            <text:p>16384</text:p>
          </table:table-cell>
          <table:table-cell table:formula="of:=[.F23]*[.C23]/8" office:value-type="float" office:value="131237.875">
            <text:p>131238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<text:s/>7</text:p>
          </table:table-cell>
          <table:table-cell office:value-type="float" office:value="21704">
            <text:p>21704</text:p>
          </table:table-cell>
          <table:table-cell office:value-type="float" office:value="44423">
            <text:p>44423</text:p>
          </table:table-cell>
          <table:table-cell office:value-type="float" office:value="108520">
            <text:p>10852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 table:formula="of:=[.F24]*[.C24]/8" office:value-type="float" office:value="111057.5">
            <text:p>111058</text:p>
          </table:table-cell>
        </table:table-row>
        <table:table-row table:style-name="ro1">
          <table:table-cell table:number-columns-repeated="4"/>
          <table:table-cell table:style-name="ce1" table:formula="of:=SUM([.E20:.E24])" office:value-type="float" office:value="27316">
            <text:p>27316</text:p>
          </table:table-cell>
          <table:table-cell table:style-name="ce1" table:formula="of:=SUM([.F20:.F24])" office:value-type="float" office:value="1096763">
            <text:p>1096763</text:p>
          </table:table-cell>
          <table:table-cell table:style-name="ce1" table:formula="of:=SUM([.G20:.G24])" office:value-type="float" office:value="136580">
            <text:p>136580</text:p>
          </table:table-cell>
          <table:table-cell table:number-columns-repeated="2"/>
          <table:table-cell table:formula="of:=SUM([.J20:.J24])" office:value-type="float" office:value="1515297.25">
            <text:p>1515297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<text:s/>2</text:p>
          </table:table-cell>
          <table:table-cell office:value-type="float" office:value="32">
            <text:p>32</text:p>
          </table:table-cell>
          <table:table-cell office:value-type="float" office:value="274106">
            <text:p>27410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F39]*[.C39]/8" office:value-type="float" office:value="239842.75">
            <text:p>23984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349634">
            <text:p>349634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F40]*[.C40]/8" office:value-type="float" office:value="437042.5">
            <text:p>437043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366841">
            <text:p>366841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table:formula="of:=[.F41]*[.C41]/8" office:value-type="float" office:value="596116.625">
            <text:p>596117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<text:s/>6</text:p>
          </table:table-cell>
          <table:table-cell office:value-type="float" office:value="16384">
            <text:p>16384</text:p>
          </table:table-cell>
          <table:table-cell office:value-type="float" office:value="97586">
            <text:p>97586</text:p>
          </table:table-cell>
          <table:table-cell office:value-type="float" office:value="81920">
            <text:p>81920</text:p>
          </table:table-cell>
          <table:table-cell office:value-type="float" office:value="3">
            <text:p>3</text:p>
          </table:table-cell>
          <table:table-cell office:value-type="float" office:value="16384">
            <text:p>16384</text:p>
          </table:table-cell>
          <table:table-cell table:formula="of:=[.F42]*[.C42]/8" office:value-type="float" office:value="207370.25">
            <text:p>20737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<text:s/>7</text:p>
          </table:table-cell>
          <table:table-cell table:number-columns-repeated="2" office:value-type="float" office:value="8596">
            <text:p>8596</text:p>
          </table:table-cell>
          <table:table-cell office:value-type="float" office:value="42980">
            <text:p>4298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 table:formula="of:=[.F43]*[.C43]/8" office:value-type="float" office:value="20415.5">
            <text:p>20416</text:p>
          </table:table-cell>
        </table:table-row>
        <table:table-row table:style-name="ro1">
          <table:table-cell table:number-columns-repeated="4"/>
          <table:table-cell table:formula="of:=SUM([.E39:.E43])" office:value-type="float" office:value="27316">
            <text:p>27316</text:p>
          </table:table-cell>
          <table:table-cell table:formula="of:=SUM([.F39:.F43])" office:value-type="float" office:value="1096763">
            <text:p>1096763</text:p>
          </table:table-cell>
          <table:table-cell table:formula="of:=SUM([.G39:.G43])" office:value-type="float" office:value="136580">
            <text:p>136580</text:p>
          </table:table-cell>
          <table:table-cell table:number-columns-repeated="2"/>
          <table:table-cell table:style-name="Default" table:formula="of:=SUM([.J39:.J43])" office:value-type="float" office:value="1500787.625">
            <text:p>1500787.625</text:p>
          </table:table-cell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5"/>
        </table:table-row>
        <table:table-row table:style-name="ro1">
          <table:table-cell/>
          <table:table-cell table:formula="of:=LOG([.D6];2)" office:value-type="float" office:value="7">
            <text:p>7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433611">
            <text:p>433611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SUM([.E7:.$E$10])" office:value-type="float" office:value="516148">
            <text:p>516148</text:p>
          </table:table-cell>
          <table:table-cell table:formula="of:=LOG([.$E$11]/[.I6];2)" office:value-type="float" office:value="0.879776675491407">
            <text:p>0.8797766755</text:p>
          </table:table-cell>
          <table:table-cell table:formula="of:=[.E6]*[.B6]/8" office:value-type="float" office:value="379409.625">
            <text:p>379410</text:p>
          </table:table-cell>
          <table:table-cell table:formula="of:=[.H6]*3+[.F6]" office:value-type="float" office:value="695">
            <text:p>695</text:p>
          </table:table-cell>
          <table:table-cell table:formula="of:=[.L6]/[.K6]" office:value-type="float" office:value="0.00183179327619852">
            <text:p>0.0018317933</text:p>
          </table:table-cell>
        </table:table-row>
        <table:table-row table:style-name="ro1">
          <table:table-cell/>
          <table:table-cell table:formula="of:=LOG([.D7];2)" office:value-type="float" office:value="10">
            <text:p>10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273910">
            <text:p>273910</text:p>
          </table:table-cell>
          <table:table-cell office:value-type="float" office:value="2261">
            <text:p>2261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SUM([.E8:.$E$10])" office:value-type="float" office:value="242238">
            <text:p>242238</text:p>
          </table:table-cell>
          <table:table-cell table:formula="of:=LOG([.$E$11]/[.I7];2)" office:value-type="float" office:value="1.97113627896">
            <text:p>1.971136279</text:p>
          </table:table-cell>
          <table:table-cell table:formula="of:=[.E7]*[.B7]/8" office:value-type="float" office:value="342387.5">
            <text:p>342388</text:p>
          </table:table-cell>
          <table:table-cell table:formula="of:=[.H7]*3+[.F7]" office:value-type="float" office:value="5333">
            <text:p>5333</text:p>
          </table:table-cell>
          <table:table-cell table:formula="of:=[.L7]/[.K7]" office:value-type="float" office:value="0.0155759190975138">
            <text:p>0.0155759191</text:p>
          </table:table-cell>
        </table:table-row>
        <table:table-row table:style-name="ro1">
          <table:table-cell/>
          <table:table-cell table:formula="of:=LOG([.D8];2)" office:value-type="float" office:value="13">
            <text:p>13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175703">
            <text:p>175703</text:p>
          </table:table-cell>
          <table:table-cell office:value-type="float" office:value="17479">
            <text:p>17479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SUM([.E9:.$E$10])" office:value-type="float" office:value="66535">
            <text:p>66535</text:p>
          </table:table-cell>
          <table:table-cell table:formula="of:=LOG([.$E$11]/[.I8];2)" office:value-type="float" office:value="3.83537611890374">
            <text:p>3.8353761189</text:p>
          </table:table-cell>
          <table:table-cell table:formula="of:=[.E8]*[.B8]/8" office:value-type="float" office:value="285517.375">
            <text:p>285517</text:p>
          </table:table-cell>
          <table:table-cell table:formula="of:=[.H8]*3+[.F8]" office:value-type="float" office:value="42055">
            <text:p>42055</text:p>
          </table:table-cell>
          <table:table-cell table:formula="of:=[.L8]/[.K8]" office:value-type="float" office:value="0.147294013192717">
            <text:p>0.1472940132</text:p>
          </table:table-cell>
        </table:table-row>
        <table:table-row table:style-name="ro1">
          <table:table-cell/>
          <table:table-cell table:formula="of:=LOG([.D9];2)" office:value-type="float" office:value="14.5196976741788">
            <text:p>14.5196976742</text:p>
          </table:table-cell>
          <table:table-cell office:value-type="string">
            <text:p><text:s/>6</text:p>
          </table:table-cell>
          <table:table-cell office:value-type="float" office:value="23489">
            <text:p>23489</text:p>
          </table:table-cell>
          <table:table-cell office:value-type="float" office:value="41596">
            <text:p>41596</text:p>
          </table:table-cell>
          <table:table-cell office:value-type="float" office:value="65533">
            <text:p>6553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SUM([.E10:.$E$10])" office:value-type="float" office:value="24939">
            <text:p>24939</text:p>
          </table:table-cell>
          <table:table-cell table:formula="of:=LOG([.$E$11]/[.I9];2)" office:value-type="float" office:value="5.25108595557353">
            <text:p>5.2510859556</text:p>
          </table:table-cell>
          <table:table-cell table:formula="of:=[.E9]*[.B9]/8" office:value-type="float" office:value="75495.1680568927">
            <text:p>75495</text:p>
          </table:table-cell>
          <table:table-cell table:formula="of:=[.H9]*3+[.F9]" office:value-type="float" office:value="262141">
            <text:p>262141</text:p>
          </table:table-cell>
          <table:table-cell table:formula="of:=[.L9]/[.K9]" office:value-type="float" office:value="3.47228844900977">
            <text:p>3.472288449</text:p>
          </table:table-cell>
        </table:table-row>
        <table:table-row table:style-name="ro1">
          <table:table-cell/>
          <table:table-cell table:formula="of:=LOG([.D10];2)" office:value-type="float" office:value="13.8080591910689">
            <text:p>13.8080591911</text:p>
          </table:table-cell>
          <table:table-cell office:value-type="string">
            <text:p><text:s/>7</text:p>
          </table:table-cell>
          <table:table-cell office:value-type="float" office:value="14343">
            <text:p>14343</text:p>
          </table:table-cell>
          <table:table-cell office:value-type="float" office:value="24939">
            <text:p>24939</text:p>
          </table:table-cell>
          <table:table-cell office:value-type="float" office:value="41107">
            <text:p>41107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number-columns-repeated="2"/>
          <table:table-cell table:formula="of:=[.E10]*[.B10]/8" office:value-type="float" office:value="43044.8985207583">
            <text:p>43045</text:p>
          </table:table-cell>
          <table:table-cell table:formula="of:=[.H10]*3+[.F10]" office:value-type="float" office:value="1613971">
            <text:p>1613971</text:p>
          </table:table-cell>
          <table:table-cell table:formula="of:=[.L10]/[.K10]" office:value-type="float" office:value="37.495058775006">
            <text:p>37.495058775</text:p>
          </table:table-cell>
        </table:table-row>
        <table:table-row table:style-name="ro1">
          <table:table-cell table:number-columns-repeated="4"/>
          <table:table-cell table:formula="of:=SUM([.E6:.E10])" office:value-type="float" office:value="949759">
            <text:p>94975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<text:s/>2</text:p>
          </table:table-cell>
          <table:table-cell office:value-type="float" office:value="32">
            <text:p>32</text:p>
          </table:table-cell>
          <table:table-cell office:value-type="float" office:value="274106">
            <text:p>27410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SUM([.E14:.$E$18])" office:value-type="float" office:value="1096763">
            <text:p>1096763</text:p>
          </table:table-cell>
          <table:table-cell table:formula="of:=LOG([.$E$19]/[.I14];2)" office:value-type="float" office:value="0">
            <text:p>0</text:p>
          </table:table-cell>
          <table:table-cell table:formula="of:=[.E14]*[.B14]/8" office:value-type="float" office:value="239842.75">
            <text:p>239843</text:p>
          </table:table-cell>
          <table:table-cell table:formula="of:=[.H14]*3+[.F14]" office:value-type="float" office:value="256">
            <text:p>256</text:p>
          </table:table-cell>
          <table:table-cell table:formula="of:=[.L14]/[.K14]" office:value-type="float" office:value="0.00106736601377361">
            <text:p>0.00106736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349634">
            <text:p>349634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SUM([.E15:.$E$18])" office:value-type="float" office:value="822657">
            <text:p>822657</text:p>
          </table:table-cell>
          <table:table-cell table:formula="of:=LOG([.$E$19]/[.I15];2)" office:value-type="float" office:value="0.414888865397185">
            <text:p>0.4148888654</text:p>
          </table:table-cell>
          <table:table-cell table:formula="of:=[.E15]*[.B15]/8" office:value-type="float" office:value="437042.5">
            <text:p>437043</text:p>
          </table:table-cell>
          <table:table-cell table:formula="of:=[.H15]*3+[.F15]" office:value-type="float" office:value="2048">
            <text:p>2048</text:p>
          </table:table-cell>
          <table:table-cell table:formula="of:=[.L15]/[.K15]" office:value-type="float" office:value="0.00468604311937626">
            <text:p>0.004686043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366841">
            <text:p>366841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table:formula="of:=SUM([.E16:.$E$18])" office:value-type="float" office:value="473023">
            <text:p>473023</text:p>
          </table:table-cell>
          <table:table-cell table:formula="of:=LOG([.$E$19]/[.I16];2)" office:value-type="float" office:value="1.21326956765056">
            <text:p>1.2132695677</text:p>
          </table:table-cell>
          <table:table-cell table:formula="of:=[.E16]*[.B16]/8" office:value-type="float" office:value="596116.625">
            <text:p>596117</text:p>
          </table:table-cell>
          <table:table-cell table:formula="of:=[.H16]*3+[.F16]" office:value-type="float" office:value="16384">
            <text:p>16384</text:p>
          </table:table-cell>
          <table:table-cell table:formula="of:=[.L16]/[.K16]" office:value-type="float" office:value="0.0274845547211504">
            <text:p>0.0274845547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<text:s/>6</text:p>
          </table:table-cell>
          <table:table-cell office:value-type="float" office:value="16384">
            <text:p>16384</text:p>
          </table:table-cell>
          <table:table-cell office:value-type="float" office:value="97586">
            <text:p>97586</text:p>
          </table:table-cell>
          <table:table-cell office:value-type="float" office:value="81920">
            <text:p>81920</text:p>
          </table:table-cell>
          <table:table-cell office:value-type="float" office:value="3">
            <text:p>3</text:p>
          </table:table-cell>
          <table:table-cell office:value-type="float" office:value="16384">
            <text:p>16384</text:p>
          </table:table-cell>
          <table:table-cell table:formula="of:=SUM([.E17:.$E$18])" office:value-type="float" office:value="106182">
            <text:p>106182</text:p>
          </table:table-cell>
          <table:table-cell table:formula="of:=LOG([.$E$19]/[.I17];2)" office:value-type="float" office:value="3.36864068086573">
            <text:p>3.3686406809</text:p>
          </table:table-cell>
          <table:table-cell table:formula="of:=[.E17]*[.B17]/8" office:value-type="float" office:value="207370.25">
            <text:p>207370</text:p>
          </table:table-cell>
          <table:table-cell table:formula="of:=[.H17]*3+[.F17]" office:value-type="float" office:value="131072">
            <text:p>131072</text:p>
          </table:table-cell>
          <table:table-cell table:formula="of:=[.L17]/[.K17]" office:value-type="float" office:value="0.632067521739497">
            <text:p>0.632067521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7</text:p>
          </table:table-cell>
          <table:table-cell table:number-columns-repeated="2" office:value-type="float" office:value="8596">
            <text:p>8596</text:p>
          </table:table-cell>
          <table:table-cell office:value-type="float" office:value="42980">
            <text:p>4298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 table:formula="of:=SUM([.E18:.$E$18])" office:value-type="float" office:value="8596">
            <text:p>8596</text:p>
          </table:table-cell>
          <table:table-cell table:formula="of:=LOG([.$E$19]/[.I18];2)" office:value-type="float" office:value="6.99537060870886">
            <text:p>6.9953706087</text:p>
          </table:table-cell>
          <table:table-cell table:formula="of:=[.E18]*[.B18]/8" office:value-type="float" office:value="20415.5">
            <text:p>20416</text:p>
          </table:table-cell>
          <table:table-cell table:formula="of:=[.H18]*3+[.F18]" office:value-type="float" office:value="436196">
            <text:p>436196</text:p>
          </table:table-cell>
          <table:table-cell table:formula="of:=[.L18]/[.K18]" office:value-type="float" office:value="21.3659229506992">
            <text:p>21.3659229507</text:p>
          </table:table-cell>
        </table:table-row>
        <table:table-row table:style-name="ro1">
          <table:table-cell table:number-columns-repeated="4"/>
          <table:table-cell table:formula="of:=SUM([.E14:.E18])" office:value-type="float" office:value="1096763">
            <text:p>109676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4</text:p>
          </table:table-cell>
          <table:table-cell office:value-type="float" office:value="128">
            <text:p>128</text:p>
          </table:table-cell>
          <table:table-cell office:value-type="float" office:value="2091211">
            <text:p>2091211</text:p>
          </table:table-cell>
          <table:table-cell office:value-type="float" office:value="477">
            <text:p>477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E22]*[.B22]/8" office:value-type="float" office:value="522802.75">
            <text:p>522803</text:p>
          </table:table-cell>
          <table:table-cell table:formula="of:=[.H22]*3" office:value-type="float" office:value="384">
            <text:p>384</text:p>
          </table:table-cell>
          <table:table-cell table:formula="of:=[.L22]/[.K22]" office:value-type="float" office:value="0.000734502639857958">
            <text:p>0.000734502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<text:s/>b</text:p>
          </table:table-cell>
          <table:table-cell office:value-type="float" office:value="357">
            <text:p>357</text:p>
          </table:table-cell>
          <table:table-cell office:value-type="float" office:value="866300">
            <text:p>866300</text:p>
          </table:table-cell>
          <table:table-cell office:value-type="float" office:value="1021">
            <text:p>1021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[.E23]*[.B23]/8" office:value-type="float" office:value="649725">
            <text:p>649725</text:p>
          </table:table-cell>
          <table:table-cell table:formula="of:=[.H23]*3" office:value-type="float" office:value="3072">
            <text:p>3072</text:p>
          </table:table-cell>
          <table:table-cell table:formula="of:=[.L23]/[.K23]" office:value-type="float" office:value="0.00472815421909269">
            <text:p>0.004728154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3125">
            <text:p>3125</text:p>
          </table:table-cell>
          <table:table-cell office:value-type="float" office:value="2766218">
            <text:p>2766218</text:p>
          </table:table-cell>
          <table:table-cell office:value-type="float" office:value="8190">
            <text:p>8190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number-columns-repeated="2"/>
          <table:table-cell table:formula="of:=[.E24]*[.B24]/8" office:value-type="float" office:value="2766218">
            <text:p>2766218</text:p>
          </table:table-cell>
          <table:table-cell table:formula="of:=[.H24]*3" office:value-type="float" office:value="24576">
            <text:p>24576</text:p>
          </table:table-cell>
          <table:table-cell table:formula="of:=[.L24]/[.K24]" office:value-type="float" office:value="0.00888433232666406">
            <text:p>0.008884332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24844">
            <text:p>24844</text:p>
          </table:table-cell>
          <table:table-cell office:value-type="float" office:value="3242782">
            <text:p>3242782</text:p>
          </table:table-cell>
          <table:table-cell office:value-type="float" office:value="65533">
            <text:p>6553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number-columns-repeated="2"/>
          <table:table-cell table:formula="of:=[.E25]*[.B25]/8" office:value-type="float" office:value="4053477.5">
            <text:p>4053478</text:p>
          </table:table-cell>
          <table:table-cell table:formula="of:=[.H25]*3" office:value-type="float" office:value="196608">
            <text:p>196608</text:p>
          </table:table-cell>
          <table:table-cell table:formula="of:=[.L25]/[.K25]" office:value-type="float" office:value="0.0485035380114975">
            <text:p>0.04850353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<text:s/>3</text:p>
          </table:table-cell>
          <table:table-cell office:value-type="float" office:value="120253">
            <text:p>120253</text:p>
          </table:table-cell>
          <table:table-cell office:value-type="float" office:value="2216290">
            <text:p>2216290</text:p>
          </table:table-cell>
          <table:table-cell office:value-type="float" office:value="524278">
            <text:p>524278</text:p>
          </table:table-cell>
          <table:table-cell office:value-type="float" office:value="3">
            <text:p>3</text:p>
          </table:table-cell>
          <table:table-cell office:value-type="float" office:value="524288">
            <text:p>524288</text:p>
          </table:table-cell>
          <table:table-cell table:number-columns-repeated="2"/>
          <table:table-cell table:formula="of:=[.E26]*[.B26]/8" office:value-type="float" office:value="3878507.5">
            <text:p>3878508</text:p>
          </table:table-cell>
          <table:table-cell table:formula="of:=[.H26]*3" office:value-type="float" office:value="1572864">
            <text:p>1572864</text:p>
          </table:table-cell>
          <table:table-cell table:formula="of:=[.L26]/[.K26]" office:value-type="float" office:value="0.40553331403897">
            <text:p>0.40553331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<text:s/>a</text:p>
          </table:table-cell>
          <table:table-cell office:value-type="float" office:value="643845">
            <text:p>643845</text:p>
          </table:table-cell>
          <table:table-cell office:value-type="float" office:value="985217">
            <text:p>985217</text:p>
          </table:table-cell>
          <table:table-cell office:value-type="float" office:value="4194282">
            <text:p>4194282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number-columns-repeated="2"/>
          <table:table-cell table:formula="of:=[.E27]*[.B27]/8" office:value-type="float" office:value="2216738.25">
            <text:p>2216738</text:p>
          </table:table-cell>
          <table:table-cell table:formula="of:=[.H27]*3" office:value-type="float" office:value="12582912">
            <text:p>12582912</text:p>
          </table:table-cell>
          <table:table-cell table:formula="of:=[.L27]/[.K27]" office:value-type="float" office:value="5.67631834746389">
            <text:p>5.676318347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0</text:p>
          </table:table-cell>
          <table:table-cell office:value-type="float" office:value="3400643">
            <text:p>3400643</text:p>
          </table:table-cell>
          <table:table-cell office:value-type="float" office:value="5376659">
            <text:p>5376659</text:p>
          </table:table-cell>
          <table:table-cell office:value-type="float" office:value="21210904">
            <text:p>21210904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number-columns-repeated="2"/>
          <table:table-cell table:formula="of:=[.E28]*[.B28]/8" office:value-type="float" office:value="12769565.125">
            <text:p>12769565</text:p>
          </table:table-cell>
          <table:table-cell table:formula="of:=[.H28]*3" office:value-type="float" office:value="100663296">
            <text:p>100663296</text:p>
          </table:table-cell>
          <table:table-cell table:formula="of:=[.L28]/[.K28]" office:value-type="float" office:value="7.88306375468679">
            <text:p>7.883063754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1</text:p>
          </table:table-cell>
          <table:table-cell office:value-type="float" office:value="256">
            <text:p>256</text:p>
          </table:table-cell>
          <table:table-cell office:value-type="float" office:value="4566713">
            <text:p>4566713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/>
          <table:table-cell table:style-name="ce1" table:formula="of:=[.E31]*[.B31]/8" office:value-type="float" office:value="5708391.25">
            <text:p>5708391</text:p>
          </table:table-cell>
          <table:table-cell table:formula="of:=[.E31]*[.B31]/8" office:value-type="float" office:value="5708391.25">
            <text:p>5708391</text:p>
          </table:table-cell>
          <table:table-cell table:formula="of:=[.H31]*3" office:value-type="float" office:value="768">
            <text:p>768</text:p>
          </table:table-cell>
          <table:table-cell table:formula="of:=[.L31]/[.K31]" office:value-type="float" office:value="0.000134538780956894">
            <text:p>0.000134538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<text:s/>6</text:p>
          </table:table-cell>
          <table:table-cell office:value-type="float" office:value="409">
            <text:p>409</text:p>
          </table:table-cell>
          <table:table-cell office:value-type="float" office:value="1796606">
            <text:p>1796606</text:p>
          </table:table-cell>
          <table:table-cell office:value-type="float" office:value="2045">
            <text:p>2045</text:p>
          </table:table-cell>
          <table:table-cell office:value-type="float" office:value="3">
            <text:p>3</text:p>
          </table:table-cell>
          <table:table-cell office:value-type="float" office:value="2048">
            <text:p>2048</text:p>
          </table:table-cell>
          <table:table-cell/>
          <table:table-cell table:style-name="ce1" table:formula="of:=[.E32]*[.B32]/8" office:value-type="float" office:value="3144060.5">
            <text:p>3144061</text:p>
          </table:table-cell>
          <table:table-cell table:formula="of:=[.E32]*[.B32]/8" office:value-type="float" office:value="3144060.5">
            <text:p>3144061</text:p>
          </table:table-cell>
          <table:table-cell table:formula="of:=[.H32]*3" office:value-type="float" office:value="6144">
            <text:p>6144</text:p>
          </table:table-cell>
          <table:table-cell table:formula="of:=[.L32]/[.K32]" office:value-type="float" office:value="0.00195416086935986">
            <text:p>0.001954160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<text:s/>2</text:p>
          </table:table-cell>
          <table:table-cell office:value-type="float" office:value="3276">
            <text:p>3276</text:p>
          </table:table-cell>
          <table:table-cell office:value-type="float" office:value="3707626">
            <text:p>3707626</text:p>
          </table:table-cell>
          <table:table-cell office:value-type="float" office:value="16380">
            <text:p>16380</text:p>
          </table:table-cell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/>
          <table:table-cell table:style-name="ce1" table:formula="of:=[.E33]*[.B33]/8" office:value-type="float" office:value="7415252">
            <text:p>7415252</text:p>
          </table:table-cell>
          <table:table-cell table:formula="of:=[.E33]*[.B33]/8" office:value-type="float" office:value="7415252">
            <text:p>7415252</text:p>
          </table:table-cell>
          <table:table-cell table:formula="of:=[.H33]*3" office:value-type="float" office:value="49152">
            <text:p>49152</text:p>
          </table:table-cell>
          <table:table-cell table:formula="of:=[.L33]/[.K33]" office:value-type="float" office:value="0.00662850028562751">
            <text:p>0.006628500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0</text:p>
          </table:table-cell>
          <table:table-cell office:value-type="float" office:value="26214">
            <text:p>26214</text:p>
          </table:table-cell>
          <table:table-cell office:value-type="float" office:value="5483424">
            <text:p>5483424</text:p>
          </table:table-cell>
          <table:table-cell office:value-type="float" office:value="131070">
            <text:p>131070</text:p>
          </table:table-cell>
          <table:table-cell office:value-type="float" office:value="2">
            <text:p>2</text:p>
          </table:table-cell>
          <table:table-cell office:value-type="float" office:value="131072">
            <text:p>131072</text:p>
          </table:table-cell>
          <table:table-cell/>
          <table:table-cell table:style-name="ce1" table:formula="of:=[.E34]*[.B34]/8" office:value-type="float" office:value="13023132">
            <text:p>13023132</text:p>
          </table:table-cell>
          <table:table-cell table:formula="of:=[.E34]*[.B34]/8" office:value-type="float" office:value="13023132">
            <text:p>13023132</text:p>
          </table:table-cell>
          <table:table-cell table:formula="of:=[.H34]*3" office:value-type="float" office:value="393216">
            <text:p>393216</text:p>
          </table:table-cell>
          <table:table-cell table:formula="of:=[.L34]/[.K34]" office:value-type="float" office:value="0.030193658483996">
            <text:p>0.030193658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<text:s/>e</text:p>
          </table:table-cell>
          <table:table-cell office:value-type="float" office:value="217754">
            <text:p>217754</text:p>
          </table:table-cell>
          <table:table-cell office:value-type="float" office:value="1247991">
            <text:p>1247991</text:p>
          </table:table-cell>
          <table:table-cell office:value-type="float" office:value="1048572">
            <text:p>1048572</text:p>
          </table:table-cell>
          <table:table-cell office:value-type="float" office:value="4">
            <text:p>4</text:p>
          </table:table-cell>
          <table:table-cell office:value-type="float" office:value="1048576">
            <text:p>1048576</text:p>
          </table:table-cell>
          <table:table-cell/>
          <table:table-cell table:style-name="ce1" table:formula="of:=[.E35]*[.B35]/8" office:value-type="float" office:value="3743973">
            <text:p>3743973</text:p>
          </table:table-cell>
          <table:table-cell table:formula="of:=[.E35]*[.B35]/8" office:value-type="float" office:value="3743973">
            <text:p>3743973</text:p>
          </table:table-cell>
          <table:table-cell table:formula="of:=[.H35]*3" office:value-type="float" office:value="3145728">
            <text:p>3145728</text:p>
          </table:table-cell>
          <table:table-cell table:formula="of:=[.L35]/[.K35]" office:value-type="float" office:value="0.840211187420422">
            <text:p>0.8402111874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<text:s/>f</text:p>
          </table:table-cell>
          <table:table-cell office:value-type="float" office:value="240107">
            <text:p>240107</text:p>
          </table:table-cell>
          <table:table-cell office:value-type="float" office:value="454843">
            <text:p>454843</text:p>
          </table:table-cell>
          <table:table-cell office:value-type="float" office:value="1171964">
            <text:p>1171964</text:p>
          </table:table-cell>
          <table:table-cell office:value-type="float" office:value="4">
            <text:p>4</text:p>
          </table:table-cell>
          <table:table-cell office:value-type="float" office:value="8388608">
            <text:p>8388608</text:p>
          </table:table-cell>
          <table:table-cell/>
          <table:table-cell table:style-name="ce1" table:formula="of:=[.E36]*[.B36]/8" office:value-type="float" office:value="1421384.375">
            <text:p>1421384</text:p>
          </table:table-cell>
          <table:table-cell table:formula="of:=[.E36]*[.B36]/8" office:value-type="float" office:value="1421384.375">
            <text:p>1421384</text:p>
          </table:table-cell>
          <table:table-cell table:formula="of:=[.H36]*3" office:value-type="float" office:value="25165824">
            <text:p>25165824</text:p>
          </table:table-cell>
          <table:table-cell table:formula="of:=[.L36]/[.K36]" office:value-type="float" office:value="17.7051503046106">
            <text:p>17.7051503046</text:p>
          </table:table-cell>
        </table:table-row>
        <table:table-row table:style-name="ro1">
          <table:table-cell table:number-columns-repeated="9"/>
          <table:table-cell table:style-name="ce1" table:formula="of:=SUM([.J31:.J36])" office:value-type="float" office:value="34456193.125">
            <text:p>3445619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2</text:p>
          </table:table-cell>
          <table:table-cell office:value-type="float" office:value="256">
            <text:p>256</text:p>
          </table:table-cell>
          <table:table-cell office:value-type="float" office:value="4566713">
            <text:p>4566713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/>
          <table:table-cell table:style-name="ce1" table:formula="of:=[.E39]*[.B39]/8" office:value-type="float" office:value="5708391.25">
            <text:p>5708391</text:p>
          </table:table-cell>
          <table:table-cell table:formula="of:=[.E39]*[.B39]/8" office:value-type="float" office:value="5708391.25">
            <text:p>5708391</text:p>
          </table:table-cell>
          <table:table-cell table:formula="of:=[.H39]*3+[.F39]" office:value-type="float" office:value="2048">
            <text:p>2048</text:p>
          </table:table-cell>
          <table:table-cell table:formula="of:=[.L39]/[.K39]" office:value-type="float" office:value="0.000358770082551717">
            <text:p>0.000358770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<text:s/>0</text:p>
          </table:table-cell>
          <table:table-cell office:value-type="float" office:value="2048">
            <text:p>2048</text:p>
          </table:table-cell>
          <table:table-cell office:value-type="float" office:value="5421550">
            <text:p>5421550</text:p>
          </table:table-cell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/>
          <table:table-cell table:style-name="ce1" table:formula="of:=[.E40]*[.B40]/8" office:value-type="float" office:value="8810018.75">
            <text:p>8810019</text:p>
          </table:table-cell>
          <table:table-cell table:formula="of:=[.E40]*[.B40]/8" office:value-type="float" office:value="8810018.75">
            <text:p>8810019</text:p>
          </table:table-cell>
          <table:table-cell table:formula="of:=[.H40]*3+[.F40]" office:value-type="float" office:value="16384">
            <text:p>16384</text:p>
          </table:table-cell>
          <table:table-cell table:formula="of:=[.L40]/[.K40]" office:value-type="float" office:value="0.00185970092288396">
            <text:p>0.001859700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<text:s/>1</text:p>
          </table:table-cell>
          <table:table-cell office:value-type="float" office:value="16384">
            <text:p>16384</text:p>
          </table:table-cell>
          <table:table-cell office:value-type="float" office:value="4940904">
            <text:p>4940904</text:p>
          </table:table-cell>
          <table:table-cell office:value-type="float" office:value="81920">
            <text:p>81920</text:p>
          </table:table-cell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/>
          <table:table-cell table:style-name="ce1" table:formula="of:=[.E41]*[.B41]/8" office:value-type="float" office:value="9881808">
            <text:p>9881808</text:p>
          </table:table-cell>
          <table:table-cell table:formula="of:=[.E41]*[.B41]/8" office:value-type="float" office:value="9881808">
            <text:p>9881808</text:p>
          </table:table-cell>
          <table:table-cell table:formula="of:=[.H41]*3+[.F41]" office:value-type="float" office:value="131072">
            <text:p>131072</text:p>
          </table:table-cell>
          <table:table-cell table:formula="of:=[.L41]/[.K41]" office:value-type="float" office:value="0.0132639695084138">
            <text:p>0.013263969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<text:s/>6</text:p>
          </table:table-cell>
          <table:table-cell office:value-type="float" office:value="131072">
            <text:p>131072</text:p>
          </table:table-cell>
          <table:table-cell office:value-type="float" office:value="1890647">
            <text:p>1890647</text:p>
          </table:table-cell>
          <table:table-cell office:value-type="float" office:value="655360">
            <text:p>655360</text:p>
          </table:table-cell>
          <table:table-cell office:value-type="float" office:value="3">
            <text:p>3</text:p>
          </table:table-cell>
          <table:table-cell office:value-type="float" office:value="131072">
            <text:p>131072</text:p>
          </table:table-cell>
          <table:table-cell/>
          <table:table-cell table:style-name="ce1" table:formula="of:=[.E42]*[.B42]/8" office:value-type="float" office:value="4726617.5">
            <text:p>4726618</text:p>
          </table:table-cell>
          <table:table-cell table:formula="of:=[.E42]*[.B42]/8" office:value-type="float" office:value="4726617.5">
            <text:p>4726618</text:p>
          </table:table-cell>
          <table:table-cell table:formula="of:=[.H42]*3+[.F42]" office:value-type="float" office:value="1048576">
            <text:p>1048576</text:p>
          </table:table-cell>
          <table:table-cell table:formula="of:=[.L42]/[.K42]" office:value-type="float" office:value="0.22184490282956">
            <text:p>0.2218449028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<text:s/>e</text:p>
          </table:table-cell>
          <table:table-cell office:value-type="float" office:value="219923">
            <text:p>219923</text:p>
          </table:table-cell>
          <table:table-cell office:value-type="float" office:value="282115">
            <text:p>282115</text:p>
          </table:table-cell>
          <table:table-cell office:value-type="float" office:value="1048570">
            <text:p>1048570</text:p>
          </table:table-cell>
          <table:table-cell office:value-type="float" office:value="4">
            <text:p>4</text:p>
          </table:table-cell>
          <table:table-cell office:value-type="float" office:value="1048576">
            <text:p>1048576</text:p>
          </table:table-cell>
          <table:table-cell/>
          <table:table-cell table:style-name="ce1" table:formula="of:=[.E43]*[.B43]/8" office:value-type="float" office:value="846345">
            <text:p>846345</text:p>
          </table:table-cell>
          <table:table-cell table:formula="of:=[.E43]*[.B43]/8" office:value-type="float" office:value="846345">
            <text:p>846345</text:p>
          </table:table-cell>
          <table:table-cell table:formula="of:=[.H43]*3+[.F43]" office:value-type="float" office:value="4194298">
            <text:p>4194298</text:p>
          </table:table-cell>
          <table:table-cell table:formula="of:=[.L43]/[.K43]" office:value-type="float" office:value="4.9557780810426">
            <text:p>4.95577808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<text:s/>f</text:p>
          </table:table-cell>
          <table:table-cell office:value-type="float" office:value="118333">
            <text:p>118333</text:p>
          </table:table-cell>
          <table:table-cell office:value-type="float" office:value="155274">
            <text:p>155274</text:p>
          </table:table-cell>
          <table:table-cell office:value-type="float" office:value="573941">
            <text:p>573941</text:p>
          </table:table-cell>
          <table:table-cell office:value-type="float" office:value="4">
            <text:p>4</text:p>
          </table:table-cell>
          <table:table-cell office:value-type="float" office:value="8388608">
            <text:p>8388608</text:p>
          </table:table-cell>
          <table:table-cell/>
          <table:table-cell table:style-name="ce1" table:formula="of:=[.E44]*[.B44]/8" office:value-type="float" office:value="465822">
            <text:p>465822</text:p>
          </table:table-cell>
          <table:table-cell table:formula="of:=[.E44]*[.B44]/8" office:value-type="float" office:value="465822">
            <text:p>465822</text:p>
          </table:table-cell>
          <table:table-cell table:formula="of:=[.H44]*3+[.F44]" office:value-type="float" office:value="25739765">
            <text:p>25739765</text:p>
          </table:table-cell>
          <table:table-cell table:formula="of:=[.L44]/[.K44]" office:value-type="float" office:value="55.256653829145">
            <text:p>55.2566538291</text:p>
          </table:table-cell>
        </table:table-row>
        <table:table-row table:style-name="ro1">
          <table:table-cell table:number-columns-repeated="9"/>
          <table:table-cell table:style-name="ce1" table:formula="of:=SUM([.J39:.J44])" office:value-type="float" office:value="30439002.5">
            <text:p>30439003</text:p>
          </table:table-cell>
          <table:table-cell table:number-columns-repeated="3"/>
        </table:table-row>
        <table:table-row table:style-name="ro1" table:number-rows-repeated="104853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column table:style-name="co1" table:default-cell-style-name="Default"/>
        <table:table-column table:style-name="co12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433611">
            <text:p>433611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ROUND(LOG([.$E$9]/[.E4];2);0)" office:value-type="float" office:value="1">
            <text:p>1</text:p>
          </table:table-cell>
          <table:table-cell table:formula="of:=LOG([.D4];2)" office:value-type="float" office:value="7">
            <text:p>7</text:p>
          </table:table-cell>
          <table:table-cell table:formula="of:=[.J4]+[.I4]" office:value-type="float" office:value="8">
            <text:p>8</text:p>
          </table:table-cell>
          <table:table-cell table:formula="of:=[.K4]-8" office:value-type="float" office:value="0">
            <text:p>0</text:p>
          </table:table-cell>
          <table:table-cell table:formula="of:=ROUND([.F4]/[.$F$9]*100;2)" office:value-type="float" office:value="0.24">
            <text:p>0.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273910">
            <text:p>273910</text:p>
          </table:table-cell>
          <table:table-cell office:value-type="float" office:value="3087">
            <text:p>3087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ROUND(LOG([.$E$9]/[.E5];2);0)" office:value-type="float" office:value="2">
            <text:p>2</text:p>
          </table:table-cell>
          <table:table-cell table:formula="of:=LOG([.D5];2)" office:value-type="float" office:value="10">
            <text:p>10</text:p>
          </table:table-cell>
          <table:table-cell table:formula="of:=[.J5]+[.I5]" office:value-type="float" office:value="12">
            <text:p>12</text:p>
          </table:table-cell>
          <table:table-cell table:formula="of:=[.K5]-8" office:value-type="float" office:value="4">
            <text:p>4</text:p>
          </table:table-cell>
          <table:table-cell table:formula="of:=ROUND([.F5]/[.$F$9]*100;2)" office:value-type="float" office:value="2.23">
            <text:p>2.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175703">
            <text:p>175703</text:p>
          </table:table-cell>
          <table:table-cell office:value-type="float" office:value="28641">
            <text:p>28641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ROUND(LOG([.$E$9]/[.E6];2);0)" office:value-type="float" office:value="2">
            <text:p>2</text:p>
          </table:table-cell>
          <table:table-cell table:formula="of:=LOG([.D6];2)" office:value-type="float" office:value="13">
            <text:p>13</text:p>
          </table:table-cell>
          <table:table-cell table:formula="of:=[.J6]+[.I6]" office:value-type="float" office:value="15">
            <text:p>15</text:p>
          </table:table-cell>
          <table:table-cell table:formula="of:=[.K6]-8" office:value-type="float" office:value="7">
            <text:p>7</text:p>
          </table:table-cell>
          <table:table-cell table:formula="of:=ROUND([.F6]/[.$F$9]*100;2)" office:value-type="float" office:value="20.65">
            <text:p>20.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<text:s/>6</text:p>
          </table:table-cell>
          <table:table-cell office:value-type="float" office:value="23489">
            <text:p>23489</text:p>
          </table:table-cell>
          <table:table-cell office:value-type="float" office:value="41596">
            <text:p>41596</text:p>
          </table:table-cell>
          <table:table-cell office:value-type="float" office:value="65533">
            <text:p>6553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ROUND(LOG([.$E$9]/[.E7];2);0)" office:value-type="float" office:value="5">
            <text:p>5</text:p>
          </table:table-cell>
          <table:table-cell table:formula="of:=CEILING(LOG([.F7];2);1)" office:value-type="float" office:value="16">
            <text:p>16</text:p>
          </table:table-cell>
          <table:table-cell table:formula="of:=[.J7]+[.I7]" office:value-type="float" office:value="21">
            <text:p>21</text:p>
          </table:table-cell>
          <table:table-cell table:formula="of:=[.K7]-8" office:value-type="float" office:value="13">
            <text:p>13</text:p>
          </table:table-cell>
          <table:table-cell table:formula="of:=ROUND([.F7]/[.$F$9]*100;2)" office:value-type="float" office:value="47.25">
            <text:p>47.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<text:s/>7</text:p>
          </table:table-cell>
          <table:table-cell office:value-type="float" office:value="14343">
            <text:p>14343</text:p>
          </table:table-cell>
          <table:table-cell office:value-type="float" office:value="24939">
            <text:p>24939</text:p>
          </table:table-cell>
          <table:table-cell office:value-type="float" office:value="41107">
            <text:p>41107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ROUND(LOG([.$E$9]/[.E8];2);0)" office:value-type="float" office:value="5">
            <text:p>5</text:p>
          </table:table-cell>
          <table:table-cell table:formula="of:=CEILING(LOG([.F8];2);1)" office:value-type="float" office:value="16">
            <text:p>16</text:p>
          </table:table-cell>
          <table:table-cell table:formula="of:=[.J8]+[.I8]" office:value-type="float" office:value="21">
            <text:p>21</text:p>
          </table:table-cell>
          <table:table-cell table:formula="of:=[.K8]-8" office:value-type="float" office:value="13">
            <text:p>13</text:p>
          </table:table-cell>
          <table:table-cell table:formula="of:=ROUND([.F8]/[.$F$9]*100;2)" office:value-type="float" office:value="29.64">
            <text:p>29.6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4:.E8])" office:value-type="float" office:value="949759">
            <text:p>949759</text:p>
          </table:table-cell>
          <table:table-cell table:formula="of:=SUM([.F4:.F8])" office:value-type="float" office:value="138695">
            <text:p>138695</text:p>
          </table:table-cell>
          <table:table-cell table:number-columns-repeated="6"/>
          <table:table-cell table:formula="of:=SUM([.M4:.M8])" office:value-type="float" office:value="100.01">
            <text:p>100.01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LOG([.F9];2)" office:value-type="float" office:value="17.0815562534089">
            <text:p>17.0815562534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4</text:p>
          </table:table-cell>
          <table:table-cell office:value-type="float" office:value="128">
            <text:p>128</text:p>
          </table:table-cell>
          <table:table-cell office:value-type="float" office:value="2091211">
            <text:p>2091211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formula="of:=ROUND(LOG([.$E$21]/[.E14];2);0)" office:value-type="float" office:value="3">
            <text:p>3</text:p>
          </table:table-cell>
          <table:table-cell table:formula="of:=LOG([.D14];2)" office:value-type="float" office:value="7">
            <text:p>7</text:p>
          </table:table-cell>
          <table:table-cell table:formula="of:=[.J14]+[.I14]" office:value-type="float" office:value="10">
            <text:p>10</text:p>
          </table:table-cell>
          <table:table-cell table:formula="of:=[.K14]-8" office:value-type="float" office:value="2">
            <text:p>2</text:p>
          </table:table-cell>
          <table:table-cell table:formula="of:=ROUND([.F14]/[.$F$21]*100;2)" office:value-type="float" office:value="0">
            <text:p>0</text:p>
          </table:table-cell>
          <table:table-cell table:style-name="ce2" table:formula="of:=ROUND(LOG([.$E$21]/([.E14]+[.E15]);2);0)"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O14]+[.N14]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float" office:value="1024">
            <text:p>1024</text:p>
          </table:table-cell>
          <table:table-cell office:value-type="float" office:value="2263890">
            <text:p>2263890</text:p>
          </table:table-cell>
          <table:table-cell office:value-type="float" office:value="4461">
            <text:p>4461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ROUND(LOG([.$E$21]/[.E15];2);0)" office:value-type="float" office:value="3">
            <text:p>3</text:p>
          </table:table-cell>
          <table:table-cell table:formula="of:=LOG([.D15];2)" office:value-type="float" office:value="10">
            <text:p>10</text:p>
          </table:table-cell>
          <table:table-cell table:formula="of:=[.J15]+[.I15]" office:value-type="float" office:value="13">
            <text:p>13</text:p>
          </table:table-cell>
          <table:table-cell table:formula="of:=[.K15]-8" office:value-type="float" office:value="5">
            <text:p>5</text:p>
          </table:table-cell>
          <table:table-cell table:formula="of:=ROUND([.F15]/[.$F$21]*100;2)" office:value-type="float" office:value="0.02">
            <text:p>0.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0</text:p>
          </table:table-cell>
          <table:table-cell office:value-type="float" office:value="8192">
            <text:p>8192</text:p>
          </table:table-cell>
          <table:table-cell office:value-type="float" office:value="3139461">
            <text:p>3139461</text:p>
          </table:table-cell>
          <table:table-cell office:value-type="float" office:value="40409">
            <text:p>40409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ROUND(LOG([.$E$21]/[.E16];2);0)" office:value-type="float" office:value="2">
            <text:p>2</text:p>
          </table:table-cell>
          <table:table-cell table:formula="of:=LOG([.D16];2)" office:value-type="float" office:value="13">
            <text:p>13</text:p>
          </table:table-cell>
          <table:table-cell table:formula="of:=[.J16]+[.I16]" office:value-type="float" office:value="15">
            <text:p>15</text:p>
          </table:table-cell>
          <table:table-cell table:formula="of:=[.K16]-8" office:value-type="float" office:value="7">
            <text:p>7</text:p>
          </table:table-cell>
          <table:table-cell table:formula="of:=ROUND([.F16]/[.$F$21]*100;2)" office:value-type="float" office:value="0.15">
            <text:p>0.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65536">
            <text:p>65536</text:p>
          </table:table-cell>
          <table:table-cell office:value-type="float" office:value="3234725">
            <text:p>3234725</text:p>
          </table:table-cell>
          <table:table-cell office:value-type="float" office:value="384282">
            <text:p>384282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formula="of:=ROUND(LOG([.$E$21]/[.E17];2);0)" office:value-type="float" office:value="2">
            <text:p>2</text:p>
          </table:table-cell>
          <table:table-cell table:formula="of:=LOG([.D17];2)" office:value-type="float" office:value="16">
            <text:p>16</text:p>
          </table:table-cell>
          <table:table-cell table:formula="of:=[.J17]+[.I17]" office:value-type="float" office:value="18">
            <text:p>18</text:p>
          </table:table-cell>
          <table:table-cell table:formula="of:=[.K17]-8" office:value-type="float" office:value="10">
            <text:p>10</text:p>
          </table:table-cell>
          <table:table-cell table:formula="of:=ROUND([.F17]/[.$F$21]*100;2)" office:value-type="float" office:value="1.47">
            <text:p>1.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b</text:p>
          </table:table-cell>
          <table:table-cell office:value-type="float" office:value="94062">
            <text:p>94062</text:p>
          </table:table-cell>
          <table:table-cell office:value-type="float" office:value="616455">
            <text:p>616455</text:p>
          </table:table-cell>
          <table:table-cell office:value-type="float" office:value="524286">
            <text:p>524286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ROUND(LOG([.$E$21]/[.E18];2);0)" office:value-type="float" office:value="5">
            <text:p>5</text:p>
          </table:table-cell>
          <table:table-cell table:formula="of:=CEILING(LOG([.F18];2);1)" office:value-type="float" office:value="19">
            <text:p>19</text:p>
          </table:table-cell>
          <table:table-cell table:formula="of:=[.J18]+[.I18]" office:value-type="float" office:value="24">
            <text:p>24</text:p>
          </table:table-cell>
          <table:table-cell table:formula="of:=[.K18]-8" office:value-type="float" office:value="16">
            <text:p>16</text:p>
          </table:table-cell>
          <table:table-cell table:formula="of:=ROUND([.F18]/[.$F$21]*100;2)" office:value-type="float" office:value="2.01">
            <text:p>2.01</text:p>
          </table:table-cell>
          <table:table-cell table:style-name="ce2" table:formula="of:=ROUND(LOG([.$E$21]/([.E18]+[.E19]);2);0)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<text:s/>a</text:p>
          </table:table-cell>
          <table:table-cell office:value-type="float" office:value="646064">
            <text:p>646064</text:p>
          </table:table-cell>
          <table:table-cell office:value-type="float" office:value="975366">
            <text:p>975366</text:p>
          </table:table-cell>
          <table:table-cell office:value-type="float" office:value="4194300">
            <text:p>4194300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formula="of:=ROUND(LOG([.$E$21]/[.E19];2);0)" office:value-type="float" office:value="4">
            <text:p>4</text:p>
          </table:table-cell>
          <table:table-cell table:formula="of:=CEILING(LOG([.F19];2);1)" office:value-type="float" office:value="22">
            <text:p>22</text:p>
          </table:table-cell>
          <table:table-cell table:formula="of:=[.J19]+[.I19]" office:value-type="float" office:value="26">
            <text:p>26</text:p>
          </table:table-cell>
          <table:table-cell table:formula="of:=[.K19]-8" office:value-type="float" office:value="18">
            <text:p>18</text:p>
          </table:table-cell>
          <table:table-cell table:formula="of:=ROUND([.F19]/[.$F$21]*100;2)" office:value-type="float" office:value="16.05">
            <text:p>16.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1</text:p>
          </table:table-cell>
          <table:table-cell office:value-type="float" office:value="3378189">
            <text:p>3378189</text:p>
          </table:table-cell>
          <table:table-cell office:value-type="float" office:value="5223569">
            <text:p>5223569</text:p>
          </table:table-cell>
          <table:table-cell office:value-type="float" office:value="20985869">
            <text:p>20985869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formula="of:=ROUND(LOG([.$E$21]/[.E20];2);0)" office:value-type="float" office:value="2">
            <text:p>2</text:p>
          </table:table-cell>
          <table:table-cell table:formula="of:=CEILING(LOG([.F20];2);1)" office:value-type="float" office:value="25">
            <text:p>25</text:p>
          </table:table-cell>
          <table:table-cell table:formula="of:=[.J20]+[.I20]" office:value-type="float" office:value="27">
            <text:p>27</text:p>
          </table:table-cell>
          <table:table-cell table:formula="of:=[.K20]-8" office:value-type="float" office:value="19">
            <text:p>19</text:p>
          </table:table-cell>
          <table:table-cell table:formula="of:=ROUND([.F20]/[.$F$21]*100;2)" office:value-type="float" office:value="80.3">
            <text:p>80.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14:.E20])" office:value-type="float" office:value="17544677">
            <text:p>17544677</text:p>
          </table:table-cell>
          <table:table-cell table:formula="of:=SUM([.F14:.F20])" office:value-type="float" office:value="26134127">
            <text:p>26134127</text:p>
          </table:table-cell>
          <table:table-cell table:number-columns-repeated="6"/>
          <table:table-cell table:formula="of:=SUM([.M14:.M20])"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LOG([.F21];2)" office:value-type="float" office:value="24.6394316316667">
            <text:p>24.6394316317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3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7e</text:p>
          </table:table-cell>
          <table:table-cell office:value-type="float" office:value="128">
            <text:p>128</text:p>
          </table:table-cell>
          <table:table-cell office:value-type="float" office:value="1039">
            <text:p>1039</text:p>
          </table:table-cell>
          <table:table-cell office:value-type="float" office:value="1078">
            <text:p>1078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table:formula="of:=ROUND(LOG([.$E$35]/[.E27];2);0)" office:value-type="float" office:value="14">
            <text:p>14</text:p>
          </table:table-cell>
          <table:table-cell table:formula="of:=LOG([.D27];2)" office:value-type="float" office:value="7">
            <text:p>7</text:p>
          </table:table-cell>
          <table:table-cell table:formula="of:=[.J27]+[.I27]" office:value-type="float" office:value="21">
            <text:p>21</text:p>
          </table:table-cell>
          <table:table-cell/>
          <table:table-cell table:formula="of:=ROUND([.F27]/[.$F$35]*100;2)" office:value-type="float" office:value="0">
            <text:p>0</text:p>
          </table:table-cell>
          <table:table-cell table:number-columns-repeated="4"/>
          <table:table-cell office:value-type="string">
            <text:p>Total_frequency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7f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float" office:value="1021">
            <text:p>1021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table:formula="of:=ROUND(LOG([.$E$35]/[.E28];2);0)" office:value-type="float" office:value="16">
            <text:p>16</text:p>
          </table:table-cell>
          <table:table-cell table:formula="of:=CEILING(LOG([.F28];2);1)" office:value-type="float" office:value="10">
            <text:p>10</text:p>
          </table:table-cell>
          <table:table-cell table:formula="of:=[.J28]+[.I28]" office:value-type="float" office:value="26">
            <text:p>26</text:p>
          </table:table-cell>
          <table:table-cell/>
          <table:table-cell table:formula="of:=ROUND([.F28]/[.$F$35]*100;2)" office:value-type="float" office:value="0">
            <text:p>0</text:p>
          </table:table-cell>
          <table:table-cell table:number-columns-repeated="4"/>
          <table:table-cell office:value-type="string">
            <text:p>Current_frequency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3e</text:p>
          </table:table-cell>
          <table:table-cell office:value-type="float" office:value="1038">
            <text:p>1038</text:p>
          </table:table-cell>
          <table:table-cell office:value-type="float" office:value="1608">
            <text:p>1608</text:p>
          </table:table-cell>
          <table:table-cell office:value-type="float" office:value="8188">
            <text:p>8188</text:p>
          </table:table-cell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table:formula="of:=ROUND(LOG([.$E$35]/[.E29];2);0)" office:value-type="float" office:value="13">
            <text:p>13</text:p>
          </table:table-cell>
          <table:table-cell table:formula="of:=CEILING(LOG([.F29];2);1)" office:value-type="float" office:value="13">
            <text:p>13</text:p>
          </table:table-cell>
          <table:table-cell table:formula="of:=[.J29]+[.I29]" office:value-type="float" office:value="26">
            <text:p>26</text:p>
          </table:table-cell>
          <table:table-cell/>
          <table:table-cell table:formula="of:=ROUND([.F29]/[.$F$35]*100;2)" office:value-type="float" office:value="0.01">
            <text:p>0.01</text:p>
          </table:table-cell>
          <table:table-cell table:number-columns-repeated="4"/>
          <table:table-cell office:value-type="string">
            <text:p>Total_count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1e</text:p>
          </table:table-cell>
          <table:table-cell office:value-type="float" office:value="8308">
            <text:p>8308</text:p>
          </table:table-cell>
          <table:table-cell office:value-type="float" office:value="13243">
            <text:p>13243</text:p>
          </table:table-cell>
          <table:table-cell office:value-type="float" office:value="65528">
            <text:p>65528</text:p>
          </table:table-cell>
          <table:table-cell office:value-type="float" office:value="5">
            <text:p>5</text:p>
          </table:table-cell>
          <table:table-cell office:value-type="float" office:value="65536">
            <text:p>65536</text:p>
          </table:table-cell>
          <table:table-cell table:formula="of:=ROUND(LOG([.$E$35]/[.E30];2);0)" office:value-type="float" office:value="10">
            <text:p>10</text:p>
          </table:table-cell>
          <table:table-cell table:formula="of:=CEILING(LOG([.F30];2);1)" office:value-type="float" office:value="16">
            <text:p>16</text:p>
          </table:table-cell>
          <table:table-cell table:formula="of:=[.J30]+[.I30]" office:value-type="float" office:value="26">
            <text:p>26</text:p>
          </table:table-cell>
          <table:table-cell/>
          <table:table-cell table:formula="of:=ROUND([.F30]/[.$F$35]*100;2)" office:value-type="float" office:value="0.07">
            <text:p>0.07</text:p>
          </table:table-cell>
          <table:table-cell table:number-columns-repeated="4"/>
          <table:table-cell office:value-type="string">
            <text:p>Current_count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<text:s/>e</text:p>
          </table:table-cell>
          <table:table-cell office:value-type="float" office:value="66441">
            <text:p>66441</text:p>
          </table:table-cell>
          <table:table-cell office:value-type="float" office:value="105856">
            <text:p>105856</text:p>
          </table:table-cell>
          <table:table-cell office:value-type="float" office:value="524285">
            <text:p>524285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ROUND(LOG([.$E$35]/[.E31];2);0)" office:value-type="float" office:value="7">
            <text:p>7</text:p>
          </table:table-cell>
          <table:table-cell table:formula="of:=CEILING(LOG([.F31];2);1)" office:value-type="float" office:value="19">
            <text:p>19</text:p>
          </table:table-cell>
          <table:table-cell table:formula="of:=[.J31]+[.I31]" office:value-type="float" office:value="26">
            <text:p>26</text:p>
          </table:table-cell>
          <table:table-cell/>
          <table:table-cell table:formula="of:=ROUND([.F31]/[.$F$35]*100;2)" office:value-type="float" office:value="0.58">
            <text:p>0.58</text:p>
          </table:table-cell>
          <table:table-cell table:number-columns-repeated="4"/>
          <table:table-cell office:value-type="string">
            <text:p>Total_length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<text:s/>6</text:p>
          </table:table-cell>
          <table:table-cell office:value-type="float" office:value="531666">
            <text:p>531666</text:p>
          </table:table-cell>
          <table:table-cell office:value-type="float" office:value="848608">
            <text:p>848608</text:p>
          </table:table-cell>
          <table:table-cell office:value-type="float" office:value="4194298">
            <text:p>4194298</text:p>
          </table:table-cell>
          <table:table-cell office:value-type="float" office:value="3">
            <text:p>3</text:p>
          </table:table-cell>
          <table:table-cell office:value-type="float" office:value="4194304">
            <text:p>4194304</text:p>
          </table:table-cell>
          <table:table-cell table:formula="of:=ROUND(LOG([.$E$35]/[.E32];2);0)" office:value-type="float" office:value="4">
            <text:p>4</text:p>
          </table:table-cell>
          <table:table-cell table:formula="of:=CEILING(LOG([.F32];2);1)" office:value-type="float" office:value="22">
            <text:p>22</text:p>
          </table:table-cell>
          <table:table-cell table:formula="of:=[.J32]+[.I32]" office:value-type="float" office:value="26">
            <text:p>26</text:p>
          </table:table-cell>
          <table:table-cell/>
          <table:table-cell table:formula="of:=ROUND([.F32]/[.$F$35]*100;2)" office:value-type="float" office:value="4.66">
            <text:p>4.66</text:p>
          </table:table-cell>
          <table:table-cell table:number-columns-repeated="4"/>
          <table:table-cell office:value-type="string">
            <text:p>Current_length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<text:s/>2</text:p>
          </table:table-cell>
          <table:table-cell office:value-type="float" office:value="4253415">
            <text:p>4253415</text:p>
          </table:table-cell>
          <table:table-cell office:value-type="float" office:value="6794321">
            <text:p>6794321</text:p>
          </table:table-cell>
          <table:table-cell office:value-type="float" office:value="33554430">
            <text:p>33554430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formula="of:=ROUND(LOG([.$E$35]/[.E33];2);0)" office:value-type="float" office:value="1">
            <text:p>1</text:p>
          </table:table-cell>
          <table:table-cell table:formula="of:=CEILING(LOG([.F33];2);1)" office:value-type="float" office:value="25">
            <text:p>25</text:p>
          </table:table-cell>
          <table:table-cell table:formula="of:=[.J33]+[.I33]" office:value-type="float" office:value="26">
            <text:p>26</text:p>
          </table:table-cell>
          <table:table-cell/>
          <table:table-cell table:formula="of:=ROUND([.F33]/[.$F$35]*100;2)" office:value-type="float" office:value="37.25">
            <text:p>37.25</text:p>
          </table:table-cell>
          <table:table-cell table:number-columns-repeated="4"/>
          <table:table-cell office:value-type="string">
            <text:p>Current_actual_length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<text:s/>0</text:p>
          </table:table-cell>
          <table:table-cell office:value-type="float" office:value="5943851">
            <text:p>5943851</text:p>
          </table:table-cell>
          <table:table-cell office:value-type="float" office:value="9492304">
            <text:p>9492304</text:p>
          </table:table-cell>
          <table:table-cell office:value-type="float" office:value="51738699">
            <text:p>51738699</text:p>
          </table:table-cell>
          <table:table-cell office:value-type="float" office:value="1">
            <text:p>1</text:p>
          </table:table-cell>
          <table:table-cell office:value-type="float" office:value="268435456">
            <text:p>268435456</text:p>
          </table:table-cell>
          <table:table-cell table:formula="of:=ROUND(LOG([.$E$35]/[.E34];2);0)" office:value-type="float" office:value="1">
            <text:p>1</text:p>
          </table:table-cell>
          <table:table-cell table:formula="of:=CEILING(LOG([.F34];2);1)" office:value-type="float" office:value="26">
            <text:p>26</text:p>
          </table:table-cell>
          <table:table-cell table:formula="of:=[.J34]+[.I34]" office:value-type="float" office:value="27">
            <text:p>27</text:p>
          </table:table-cell>
          <table:table-cell/>
          <table:table-cell table:formula="of:=ROUND([.F34]/[.$F$35]*100;2)" office:value-type="float" office:value="57.43">
            <text:p>57.4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27:.E34])" office:value-type="float" office:value="17257199">
            <text:p>17257199</text:p>
          </table:table-cell>
          <table:table-cell table:formula="of:=SUM([.F27:.F34])" office:value-type="float" office:value="90087527">
            <text:p>90087527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LOG([.F35];2)" office:value-type="float" office:value="26.4248240368329">
            <text:p>26.4248240368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_t</text:p>
          </table:table-cell>
          <table:table-cell office:value-type="string">
            <text:p>fct_t</text:p>
          </table:table-cell>
          <table:table-cell office:value-type="string">
            <text:p>len_t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3e</text:p>
          </table:table-cell>
          <table:table-cell office:value-type="float" office:value="128">
            <text:p>128</text:p>
          </table:table-cell>
          <table:table-cell office:value-type="float" office:value="1919">
            <text:p>1919</text:p>
          </table:table-cell>
          <table:table-cell office:value-type="float" office:value="988">
            <text:p>988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table:formula="of:=ROUND(LOG([.$E$47]/[.E40];2);0)" office:value-type="float" office:value="13">
            <text:p>13</text:p>
          </table:table-cell>
          <table:table-cell table:formula="of:=LOG([.D40];2)" office:value-type="float" office:value="7">
            <text:p>7</text:p>
          </table:table-cell>
          <table:table-cell table:formula="of:=[.J40]+[.I40]" office:value-type="float" office:value="20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3f</text:p>
          </table:table-cell>
          <table:table-cell office:value-type="float" office:value="171">
            <text:p>171</text:p>
          </table:table-cell>
          <table:table-cell office:value-type="float" office:value="1782">
            <text:p>1782</text:p>
          </table:table-cell>
          <table:table-cell office:value-type="float" office:value="1017">
            <text:p>1017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table:formula="of:=ROUND(LOG([.$E$47]/[.E41];2);0)" office:value-type="float" office:value="13">
            <text:p>13</text:p>
          </table:table-cell>
          <table:table-cell table:formula="of:=CEILING(LOG([.F41];2);1)" office:value-type="float" office:value="10">
            <text:p>10</text:p>
          </table:table-cell>
          <table:table-cell table:formula="of:=[.J41]+[.I41]" office:value-type="float" office:value="23">
            <text:p>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e</text:p>
          </table:table-cell>
          <table:table-cell office:value-type="float" office:value="1381">
            <text:p>1381</text:p>
          </table:table-cell>
          <table:table-cell office:value-type="float" office:value="14332">
            <text:p>14332</text:p>
          </table:table-cell>
          <table:table-cell office:value-type="float" office:value="8190">
            <text:p>8190</text:p>
          </table:table-cell>
          <table:table-cell office:value-type="float" office:value="5">
            <text:p>5</text:p>
          </table:table-cell>
          <table:table-cell office:value-type="float" office:value="8192">
            <text:p>8192</text:p>
          </table:table-cell>
          <table:table-cell table:formula="of:=ROUND(LOG([.$E$47]/[.E42];2);0)" office:value-type="float" office:value="10">
            <text:p>10</text:p>
          </table:table-cell>
          <table:table-cell table:formula="of:=CEILING(LOG([.F42];2);1)" office:value-type="float" office:value="13">
            <text:p>13</text:p>
          </table:table-cell>
          <table:table-cell table:formula="of:=[.J42]+[.I42]" office:value-type="float" office:value="23">
            <text:p>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<text:s/>e</text:p>
          </table:table-cell>
          <table:table-cell office:value-type="float" office:value="9616">
            <text:p>9616</text:p>
          </table:table-cell>
          <table:table-cell office:value-type="float" office:value="48786">
            <text:p>48786</text:p>
          </table:table-cell>
          <table:table-cell office:value-type="float" office:value="65529">
            <text:p>65529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ROUND(LOG([.$E$47]/[.E43];2);0)" office:value-type="float" office:value="8">
            <text:p>8</text:p>
          </table:table-cell>
          <table:table-cell table:formula="of:=CEILING(LOG([.F43];2);1)" office:value-type="float" office:value="16">
            <text:p>16</text:p>
          </table:table-cell>
          <table:table-cell table:formula="of:=[.J43]+[.I43]" office:value-type="float" office:value="24">
            <text:p>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<text:s/>6</text:p>
          </table:table-cell>
          <table:table-cell office:value-type="float" office:value="76078">
            <text:p>76078</text:p>
          </table:table-cell>
          <table:table-cell office:value-type="float" office:value="317500">
            <text:p>317500</text:p>
          </table:table-cell>
          <table:table-cell office:value-type="float" office:value="524280">
            <text:p>524280</text:p>
          </table:table-cell>
          <table:table-cell office:value-type="float" office:value="3">
            <text:p>3</text:p>
          </table:table-cell>
          <table:table-cell office:value-type="float" office:value="524288">
            <text:p>524288</text:p>
          </table:table-cell>
          <table:table-cell table:formula="of:=ROUND(LOG([.$E$47]/[.E44];2);0)" office:value-type="float" office:value="6">
            <text:p>6</text:p>
          </table:table-cell>
          <table:table-cell table:formula="of:=CEILING(LOG([.F44];2);1)" office:value-type="float" office:value="19">
            <text:p>19</text:p>
          </table:table-cell>
          <table:table-cell table:formula="of:=[.J44]+[.I44]" office:value-type="float" office:value="25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<text:s/>2</text:p>
          </table:table-cell>
          <table:table-cell office:value-type="float" office:value="601036">
            <text:p>601036</text:p>
          </table:table-cell>
          <table:table-cell office:value-type="float" office:value="2503925">
            <text:p>2503925</text:p>
          </table:table-cell>
          <table:table-cell office:value-type="float" office:value="4194296">
            <text:p>4194296</text:p>
          </table:table-cell>
          <table:table-cell office:value-type="float" office:value="2">
            <text:p>2</text:p>
          </table:table-cell>
          <table:table-cell office:value-type="float" office:value="4194304">
            <text:p>4194304</text:p>
          </table:table-cell>
          <table:table-cell table:formula="of:=ROUND(LOG([.$E$47]/[.E45];2);0)" office:value-type="float" office:value="3">
            <text:p>3</text:p>
          </table:table-cell>
          <table:table-cell table:formula="of:=CEILING(LOG([.F45];2);1)" office:value-type="float" office:value="22">
            <text:p>22</text:p>
          </table:table-cell>
          <table:table-cell table:formula="of:=[.J45]+[.I45]" office:value-type="float" office:value="25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<text:s/>0</text:p>
          </table:table-cell>
          <table:table-cell office:value-type="float" office:value="3438709">
            <text:p>3438709</text:p>
          </table:table-cell>
          <table:table-cell office:value-type="float" office:value="14368955">
            <text:p>14368955</text:p>
          </table:table-cell>
          <table:table-cell office:value-type="float" office:value="27129305">
            <text:p>27129305</text:p>
          </table:table-cell>
          <table:table-cell office:value-type="float" office:value="1">
            <text:p>1</text:p>
          </table:table-cell>
          <table:table-cell office:value-type="float" office:value="33554432">
            <text:p>33554432</text:p>
          </table:table-cell>
          <table:table-cell table:formula="of:=ROUND(LOG([.$E$47]/[.E46];2);0)" office:value-type="float" office:value="0">
            <text:p>0</text:p>
          </table:table-cell>
          <table:table-cell table:formula="of:=CEILING(LOG([.F46];2);1)" office:value-type="float" office:value="25">
            <text:p>25</text:p>
          </table:table-cell>
          <table:table-cell table:formula="of:=[.J46]+[.I46]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40:.E46])" office:value-type="float" office:value="17257199">
            <text:p>17257199</text:p>
          </table:table-cell>
          <table:table-cell table:formula="of:=SUM([.F40:.F46])" office:value-type="float" office:value="31923605">
            <text:p>31923605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LOG([.F47];2)" office:value-type="float" office:value="24.9281202425247">
            <text:p>24.9281202425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17/01/2024</text:date>, <text:time>14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3-11-10T15:30:47</meta:creation-date>
    <dc:date>2024-01-17T14:29:30</dc:date>
    <dc:creator>Arun dale</dc:creator>
    <meta:editing-duration>P1DT5H17M44S</meta:editing-duration>
    <meta:editing-cycles>3</meta:editing-cycles>
    <meta:generator>OpenOffice/4.1.10$Unix OpenOffice.org_project/4110m2$Build-9807</meta:generator>
    <meta:document-statistic meta:table-count="3" meta:cell-count="919" meta:object-count="0"/>
  </office:meta>
</office:document-meta>
</file>